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color="#ffffff" fo:font-family="Arial" style:font-family-generic="swiss" style:font-pitch="variable" fo:font-size="60pt" style:font-size-asian="60pt" style:font-size-complex="60pt"/>
    </style:style>
    <style:style style:name="P2" style:family="paragraph">
      <style:paragraph-properties fo:margin-left="0cm" fo:margin-right="0cm" fo:text-indent="0cm"/>
      <style:text-properties fo:color="#ffffff" fo:font-family="Arial" style:font-family-generic="swiss" style:font-pitch="variable" fo:font-size="60pt" fo:font-style="normal" fo:font-weight="bold" style:font-size-asian="60pt" style:font-size-complex="60pt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Arial" style:font-family-generic="swiss" style:font-pitch="variable" fo:font-size="60pt" fo:font-style="normal" fo:font-weight="bold" style:font-size-asian="60pt" style:font-size-complex="6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zu ufam Tobie.</text:span><text:span text:style-name="T1"><text:line-break/></text:span><text:span text:style-name="T1">Jezu kocham Ciebie.</text:span><text:span text:style-name="T1"><text:line-break/></text:span><text:span text:style-name="T1">Jezu prowadź mnie.</text:span><text:span text:style-name="T1"><text:line-break/></text:span><text:span text:style-name="T1">Jezu przygarnij m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8$Build-9364</meta:generator>
    <meta:creation-date>2007-01-02T18:59:40</meta:creation-date>
    <dc:date>2012-12-04T18:15:31</dc:date>
    <dc:language>pl-PL</dc:language>
    <meta:editing-cycles>5</meta:editing-cycles>
    <meta:editing-duration>PT2M35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